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6bb2" officeooo:paragraph-rsid="00046bb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46bb2" officeooo:paragraph-rsid="00046bb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8efa1" officeooo:paragraph-rsid="0008efa1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8efa1" officeooo:paragraph-rsid="0008efa1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8efa1"/>
    </style:style>
    <style:style style:name="P6" style:family="paragraph" style:parent-style-name="Standard">
      <style:paragraph-properties fo:text-align="start" style:justify-single-word="false"/>
      <style:text-properties style:font-name="Noto Mono" fo:font-size="11pt" officeooo:rsid="00046bb2" officeooo:paragraph-rsid="00046bb2" style:font-size-asian="11pt" style:font-size-complex="11pt"/>
    </style:style>
    <style:style style:name="P7" style:family="paragraph" style:parent-style-name="Standard">
      <style:text-properties style:font-name="Noto Mono" fo:font-size="11pt" officeooo:rsid="00046bb2" officeooo:paragraph-rsid="00063b68" style:font-size-asian="11pt" style:font-size-complex="11pt"/>
    </style:style>
    <style:style style:name="P8" style:family="paragraph" style:parent-style-name="Standard">
      <style:text-properties style:font-name="Noto Mono" fo:font-size="11pt" officeooo:rsid="00046bb2" officeooo:paragraph-rsid="00046bb2" style:font-size-asian="11pt" style:font-size-complex="11pt"/>
    </style:style>
    <style:style style:name="P9" style:family="paragraph" style:parent-style-name="Standard">
      <style:text-properties style:font-name="Noto Mono" fo:font-size="11pt" officeooo:rsid="00055357" officeooo:paragraph-rsid="00055357" style:font-size-asian="11pt" style:font-size-complex="11pt"/>
    </style:style>
    <style:style style:name="P10" style:family="paragraph" style:parent-style-name="Standard">
      <style:text-properties style:font-name="Noto Mono" fo:font-size="11pt" officeooo:rsid="00055357" officeooo:paragraph-rsid="000ab0f0" style:font-size-asian="11pt" style:font-size-complex="11pt"/>
    </style:style>
    <style:style style:name="P11" style:family="paragraph" style:parent-style-name="Standard">
      <style:text-properties style:font-name="Noto Mono" fo:font-size="11pt" officeooo:rsid="00055357" officeooo:paragraph-rsid="0007a4c9" style:font-size-asian="11pt" style:font-size-complex="11pt"/>
    </style:style>
    <style:style style:name="P12" style:family="paragraph" style:parent-style-name="Standard">
      <style:text-properties style:font-name="Noto Mono" fo:font-size="11pt" officeooo:rsid="00055357" officeooo:paragraph-rsid="00063b68" style:font-size-asian="11pt" style:font-size-complex="11pt"/>
    </style:style>
    <style:style style:name="P13" style:family="paragraph" style:parent-style-name="Standard">
      <style:text-properties style:font-name="Noto Mono" fo:font-size="11pt" officeooo:rsid="00063b68" officeooo:paragraph-rsid="00063b68" style:font-size-asian="11pt" style:font-size-complex="11pt"/>
    </style:style>
    <style:style style:name="P14" style:family="paragraph" style:parent-style-name="Standard">
      <style:text-properties style:font-name="Noto Mono" fo:font-size="11pt" fo:font-weight="bold" officeooo:rsid="00046bb2" officeooo:paragraph-rsid="00046bb2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Noto Mono" fo:font-size="11pt" fo:font-weight="bold" officeooo:rsid="00055357" officeooo:paragraph-rsid="00055357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Noto Mono" fo:font-size="11pt" fo:font-weight="bold" officeooo:rsid="00055357" officeooo:paragraph-rsid="00063b68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Noto Mono" fo:font-size="11pt" officeooo:rsid="00055357" officeooo:paragraph-rsid="00055357" fo:background-color="#00ffff" style:font-size-asian="11pt" style:font-size-complex="11pt"/>
    </style:style>
    <style:style style:name="T1" style:family="text">
      <style:text-properties officeooo:rsid="00046bb2"/>
    </style:style>
    <style:style style:name="T2" style:family="text">
      <style:text-properties officeooo:rsid="00063b68"/>
    </style:style>
    <style:style style:name="T3" style:family="text">
      <style:text-properties officeooo:rsid="00063b68" fo:background-color="#ffff66" loext:char-shading-value="0"/>
    </style:style>
    <style:style style:name="T4" style:family="text">
      <style:text-properties fo:background-color="#ffff66" loext:char-shading-value="0"/>
    </style:style>
    <style:style style:name="T5" style:family="text">
      <style:text-properties officeooo:rsid="0007a4c9" fo:background-color="#ffff66" loext:char-shading-value="0"/>
    </style:style>
    <style:style style:name="T6" style:family="text">
      <style:text-properties officeooo:rsid="000ab0f0" fo:background-color="#ffff66" loext:char-shading-value="0"/>
    </style:style>
    <style:style style:name="T7" style:family="text">
      <style:text-properties fo:background-color="#ffff99" loext:char-shading-value="0"/>
    </style:style>
    <style:style style:name="T8" style:family="text">
      <style:text-properties officeooo:rsid="000bcf6c" fo:background-color="#ffff99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7a4c9" style:font-weight-asian="bold" style:font-weight-complex="bold"/>
    </style:style>
    <style:style style:name="T11" style:family="text">
      <style:text-properties fo:font-weight="bold" officeooo:rsid="00063b68" style:font-weight-asian="bold" style:font-weight-complex="bold"/>
    </style:style>
    <style:style style:name="T12" style:family="text">
      <style:text-properties officeooo:rsid="0008efa1"/>
    </style:style>
    <style:style style:name="T13" style:family="text">
      <style:text-properties officeooo:rsid="000ab0f0"/>
    </style:style>
    <style:style style:name="T14" style:family="text">
      <style:text-properties fo:background-color="#fffff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sca em Profundidade usando <text:s/>Estrutura de Pilha (P)</text:p>
      <text:p text:style-name="P1">pseudo-código by CCS</text:p>
      <text:p text:style-name="P1"/>
      <text:p text:style-name="P3">Pré-requisitos: </text:p>
      <text:list xml:id="list2520275814" text:style-name="L1">
        <text:list-item>
          <text:p text:style-name="P5"><text:span text:style-name="T12">Leitura de uma matriz de adjacência <text:s/>G</text:span></text:p>
        </text:list-item>
        <text:list-item>
          <text:p text:style-name="P4">Uma pilha P e seus métodos</text:p>
        </text:list-item>
        <text:list-item>
          <text:p text:style-name="P4">Um vetor de status de n-vértices</text:p>
        </text:list-item>
      </text:list>
      <text:p text:style-name="P6"/>
      <text:p text:style-name="P6"><text:span text:style-name="T9">varredura_do_grafo</text:span>(G)</text:p>
      <text:p text:style-name="P14">{</text:p>
      <text:p text:style-name="P7"><text:s text:c="3"/>vetor_status_nós[i] = aberto; //<text:span text:style-name="T4">todos os i-nós </text:span><text:span text:style-name="T3">marcados como não visitados</text:span></text:p>
      <text:p text:style-name="P7"><text:s text:c="3"/>no_inicial = <text:span text:style-name="T9">lê_no_inicial</text:span>( );</text:p>
      <text:p text:style-name="P8"><text:s text:c="3"/><text:span text:style-name="T9">DFS</text:span>( no_inicial );</text:p>
      <text:p text:style-name="P8"><text:s/><text:span text:style-name="T9">}</text:span></text:p>
      <text:p text:style-name="P8"/>
      <text:p text:style-name="P9"><text:span text:style-name="T9">DFS</text:span>( vert ) </text:p>
      <text:p text:style-name="P15">{</text:p>
      <text:p text:style-name="P9"><text:s text:c="3"/><text:span text:style-name="T9">push</text:span>( vert, P); <text:s text:c="15"/>// <text:span text:style-name="T7">vert</text:span><text:span text:style-name="T8">ice</text:span><text:span text:style-name="T7"> = nó inicial d</text:span><text:span text:style-name="T8">a</text:span><text:span text:style-name="T7"> busca</text:span></text:p>
      <text:p text:style-name="P9"><text:s text:c="3"/><text:span text:style-name="T9">enquanto</text:span> ( !vazi<text:span text:style-name="T2">a(P)</text:span> ) <text:s text:c="7"/>// <text:span text:style-name="T3">enquanto pilha não estiver vazia</text:span></text:p>
      <text:p text:style-name="P9"><text:s text:c="4"/><text:span text:style-name="T9">{</text:span></text:p>
      <text:p text:style-name="P9"><text:s text:c="7"/>x = <text:span text:style-name="T9">pop</text:span> (P); <text:s text:c="13"/>// <text:span text:style-name="T4">obtém um vértice </text:span><text:span text:style-name="T3">x </text:span><text:span text:style-name="T4"><text:s/>a ser inspecionado</text:span></text:p>
      <text:p text:style-name="P9"><text:s text:c="7"/><text:span text:style-name="T9">se</text:span> ( <text:s/><text:span text:style-name="T1">vetor_status_nós[</text:span>x<text:span text:style-name="T1">] </text:span>== aberto )</text:p>
      <text:p text:style-name="P9"><text:s text:c="9"/><text:span text:style-name="T9">{</text:span></text:p>
      <text:p text:style-name="P9"><text:s text:c="13"/><text:span text:style-name="T9">imprime_</text:span><text:span text:style-name="T10">ou_visita</text:span>(x);</text:p>
      <text:p text:style-name="P17"><text:span text:style-name="T14"><text:s text:c="13"/></text:span>teste_o_que_quiseres(x); // AQUI <text:span text:style-name="T2">se testa x ...</text:span></text:p>
      <text:p text:style-name="P10"><text:s text:c="14"/><text:span text:style-name="T1">vetor_status_nós[</text:span>x<text:span text:style-name="T1">] </text:span>= fechado; //<text:span text:style-name="T4"> </text:span><text:span text:style-name="T6">nó </text:span><text:span text:style-name="T4">visitado, </text:span><text:span text:style-name="T3">muda status</text:span></text:p>
      <text:p text:style-name="P9"><text:s text:c="10"/><text:span text:style-name="T9">};</text:span></text:p>
      <text:p text:style-name="P9"><text:s text:c="8"/><text:span text:style-name="T11">para_todos_vértices de i = x até x&gt;= 0 <text:s/>faça</text:span></text:p>
      <text:p text:style-name="P11"><text:s text:c="8"/>// <text:span text:style-name="T5">aqui muda o sentido da busca … esquerda ou direita</text:span></text:p>
      <text:p text:style-name="P9"><text:s text:c="10"/><text:span text:style-name="T11">{</text:span></text:p>
      <text:p text:style-name="P12"><text:s text:c="13"/><text:span text:style-name="T9">se</text:span> ( <text:s/><text:span text:style-name="T2">(vetor_status_nós[i] </text:span>== aberto ) <text:span text:style-name="T2">AND</text:span></text:p>
      <text:p text:style-name="P12"><text:s text:c="21"/><text:span text:style-name="T2">(vertice_vizinho[i] </text:span>== <text:span text:style-name="T2">1)</text:span></text:p>
      <text:p text:style-name="P12"><text:s text:c="12"/><text:span text:style-name="T11">push</text:span><text:span text:style-name="T2">(i,P);</text:span></text:p>
      <text:p text:style-name="P12"><text:s text:c="10"/><text:span text:style-name="T9">};</text:span> <text:s/>// <text:span text:style-name="T3">fim do empilhamento dos nos adjacentes novos</text:span></text:p>
      <text:p text:style-name="P12"><text:s text:c="4"/><text:span text:style-name="T9"><text:s/>} ;</text:span> <text:s/>// <text:span text:style-name="T3">fim do enquanto</text:span></text:p>
      <text:p text:style-name="P13"><text:s/><text:span text:style-name="T9">fim_do_DFS</text:span>;</text:p>
      <text:p text:style-name="P16">} ;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18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1:32:43.628546434</meta:creation-date>
    <dc:date>2018-04-15T22:11:50.148680593</dc:date>
    <meta:editing-duration>PT27M13S</meta:editing-duration>
    <meta:editing-cycles>6</meta:editing-cycles>
    <meta:generator>LibreOffice/5.4.5.1$Linux_X86_64 LibreOffice_project/40m0$Build-1</meta:generator>
    <meta:document-statistic meta:table-count="0" meta:image-count="0" meta:object-count="0" meta:page-count="1" meta:paragraph-count="34" meta:word-count="165" meta:character-count="1151" meta:non-whitespace-character-count="797"/>
  </office:meta>
</office:document-meta>
</file>